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rsid="001a586a" officeooo:paragraph-rsid="001a586a"/>
    </style:style>
    <style:style style:name="P2" style:family="paragraph" style:parent-style-name="Preformatted_20_Text">
      <style:text-properties officeooo:rsid="001b15fd" officeooo:paragraph-rsid="001b15fd"/>
    </style:style>
    <style:style style:name="P3" style:family="paragraph" style:parent-style-name="Preformatted_20_Text">
      <style:text-properties officeooo:rsid="001bb01d" officeooo:paragraph-rsid="001bb01d"/>
    </style:style>
    <style:style style:name="P4" style:family="paragraph" style:parent-style-name="Preformatted_20_Text">
      <style:text-properties officeooo:rsid="001d3ef8" officeooo:paragraph-rsid="001d3ef8"/>
    </style:style>
    <style:style style:name="P5" style:family="paragraph" style:parent-style-name="Preformatted_20_Text">
      <style:text-properties officeooo:rsid="001e02aa" officeooo:paragraph-rsid="001e02aa"/>
    </style:style>
    <style:style style:name="P6" style:family="paragraph" style:parent-style-name="Preformatted_20_Text">
      <style:text-properties officeooo:rsid="001f607b" officeooo:paragraph-rsid="001f607b"/>
    </style:style>
    <style:style style:name="P7" style:family="paragraph" style:parent-style-name="Preformatted_20_Text">
      <style:text-properties officeooo:rsid="0021cbce" officeooo:paragraph-rsid="0021cbce"/>
    </style:style>
    <style:style style:name="P8" style:family="paragraph" style:parent-style-name="Preformatted_20_Text">
      <style:text-properties officeooo:rsid="00221827" officeooo:paragraph-rsid="00221827"/>
    </style:style>
    <style:style style:name="P9" style:family="paragraph" style:parent-style-name="Preformatted_20_Text">
      <style:text-properties officeooo:rsid="0023b8ae" officeooo:paragraph-rsid="0023b8ae"/>
    </style:style>
    <style:style style:name="P10" style:family="paragraph" style:parent-style-name="Preformatted_20_Text">
      <style:text-properties officeooo:rsid="00241070" officeooo:paragraph-rsid="00241070"/>
    </style:style>
    <style:style style:name="P11" style:family="paragraph" style:parent-style-name="Preformatted_20_Text">
      <style:text-properties officeooo:rsid="0028cdf4" officeooo:paragraph-rsid="0028cdf4"/>
    </style:style>
    <style:style style:name="P12" style:family="paragraph" style:parent-style-name="Preformatted_20_Text">
      <style:text-properties officeooo:rsid="00292545" officeooo:paragraph-rsid="00292545"/>
    </style:style>
    <style:style style:name="P13" style:family="paragraph" style:parent-style-name="Preformatted_20_Text">
      <style:text-properties officeooo:rsid="002b04de" officeooo:paragraph-rsid="002b04de"/>
    </style:style>
    <style:style style:name="P14" style:family="paragraph" style:parent-style-name="Preformatted_20_Text">
      <style:text-properties officeooo:rsid="002d0463" officeooo:paragraph-rsid="002d0463"/>
    </style:style>
    <style:style style:name="P15" style:family="paragraph" style:parent-style-name="Preformatted_20_Text">
      <style:text-properties officeooo:rsid="002d0463" officeooo:paragraph-rsid="00322375"/>
    </style:style>
    <style:style style:name="P16" style:family="paragraph" style:parent-style-name="Preformatted_20_Text">
      <style:text-properties officeooo:rsid="002e9d15" officeooo:paragraph-rsid="002e9d15"/>
    </style:style>
    <style:style style:name="P17" style:family="paragraph" style:parent-style-name="Preformatted_20_Text">
      <style:text-properties officeooo:rsid="002e9d15" officeooo:paragraph-rsid="00322375"/>
    </style:style>
    <style:style style:name="P18" style:family="paragraph" style:parent-style-name="Preformatted_20_Text">
      <style:text-properties officeooo:rsid="0034c055" officeooo:paragraph-rsid="0034c055"/>
    </style:style>
    <style:style style:name="P19" style:family="paragraph" style:parent-style-name="Preformatted_20_Text">
      <style:text-properties officeooo:rsid="00350334" officeooo:paragraph-rsid="00350334"/>
    </style:style>
    <style:style style:name="P20" style:family="paragraph" style:parent-style-name="Preformatted_20_Text">
      <style:text-properties officeooo:rsid="0036aa5d" officeooo:paragraph-rsid="0036aa5d"/>
    </style:style>
    <style:style style:name="P21" style:family="paragraph" style:parent-style-name="Preformatted_20_Text">
      <style:text-properties officeooo:rsid="00373a89" officeooo:paragraph-rsid="00373a89"/>
    </style:style>
    <style:style style:name="P22" style:family="paragraph" style:parent-style-name="Preformatted_20_Text">
      <style:text-properties officeooo:rsid="00390a95" officeooo:paragraph-rsid="00390a95"/>
    </style:style>
    <style:style style:name="P23" style:family="paragraph" style:parent-style-name="Preformatted_20_Text">
      <style:text-properties officeooo:rsid="003a58ec" officeooo:paragraph-rsid="003a58ec"/>
    </style:style>
    <style:style style:name="P24" style:family="paragraph" style:parent-style-name="Preformatted_20_Text">
      <style:text-properties officeooo:rsid="003b7236" officeooo:paragraph-rsid="003b7236"/>
    </style:style>
    <style:style style:name="P25" style:family="paragraph" style:parent-style-name="Preformatted_20_Text">
      <style:text-properties officeooo:rsid="003c5c75" officeooo:paragraph-rsid="003c5c75"/>
    </style:style>
    <style:style style:name="P26" style:family="paragraph" style:parent-style-name="Preformatted_20_Text">
      <style:text-properties officeooo:rsid="003d8ceb" officeooo:paragraph-rsid="003d8ceb"/>
    </style:style>
    <style:style style:name="P27" style:family="paragraph" style:parent-style-name="Preformatted_20_Text">
      <style:text-properties officeooo:rsid="003c5c75" officeooo:paragraph-rsid="003d8ceb" fo:background-color="#3399ff"/>
    </style:style>
    <style:style style:name="P28" style:family="paragraph" style:parent-style-name="Preformatted_20_Text">
      <style:text-properties officeooo:rsid="0023b8ae" officeooo:paragraph-rsid="0023b8ae"/>
    </style:style>
    <style:style style:name="P29" style:family="paragraph" style:parent-style-name="Preformatted_20_Text">
      <style:text-properties officeooo:rsid="00408f0f" officeooo:paragraph-rsid="0041aae9"/>
    </style:style>
    <style:style style:name="P30" style:family="paragraph" style:parent-style-name="Preformatted_20_Text">
      <style:text-properties officeooo:rsid="00422df9" officeooo:paragraph-rsid="00422df9"/>
    </style:style>
    <style:style style:name="P31" style:family="paragraph" style:parent-style-name="Preformatted_20_Text">
      <style:text-properties officeooo:rsid="004452b7" officeooo:paragraph-rsid="004452b7"/>
    </style:style>
    <style:style style:name="P32" style:family="paragraph" style:parent-style-name="Preformatted_20_Text">
      <style:text-properties officeooo:rsid="0034c055" officeooo:paragraph-rsid="0034c055"/>
    </style:style>
    <style:style style:name="P33" style:family="paragraph" style:parent-style-name="Preformatted_20_Text">
      <style:text-properties officeooo:rsid="003b7236" officeooo:paragraph-rsid="003b7236"/>
    </style:style>
    <style:style style:name="P34" style:family="paragraph" style:parent-style-name="Preformatted_20_Text">
      <style:text-properties officeooo:rsid="003d8ceb" officeooo:paragraph-rsid="003d8ceb"/>
    </style:style>
    <style:style style:name="T1" style:family="text">
      <style:text-properties fo:color="#000000" fo:background-color="#3399ff" loext:char-shading-value="0"/>
    </style:style>
    <style:style style:name="T2" style:family="text">
      <style:text-properties fo:background-color="#3399ff" loext:char-shading-value="0"/>
    </style:style>
    <style:style style:name="T3" style:family="text">
      <style:text-properties officeooo:rsid="0036aa5d" fo:background-color="#3399ff" loext:char-shading-value="0"/>
    </style:style>
    <style:style style:name="T4" style:family="text">
      <style:text-properties officeooo:rsid="00292545"/>
    </style:style>
    <style:style style:name="T5" style:family="text">
      <style:text-properties officeooo:rsid="00322375"/>
    </style:style>
    <style:style style:name="T6" style:family="text">
      <style:text-properties officeooo:rsid="003fe6be"/>
    </style:style>
    <style:style style:name="T7" style:family="text">
      <style:text-properties officeooo:rsid="00408f0f"/>
    </style:style>
    <style:style style:name="T8" style:family="text">
      <style:text-properties officeooo:rsid="0034c055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36aa5d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SupplicantStartingState</text:p>
      <text:p text:style-name="P1">switch(message.what) {</text:p>
      <text:p text:style-name="P1"><text:s text:c="16"/>case WifiMonitor.SUP_CONNECTION_EVENT:</text:p>
      <text:p text:style-name="P1"><text:s text:c="20"/>if (DBG) log("Supplicant connection established");</text:p>
      <text:p text:style-name="P1"><text:s text:c="20"/>setWifiState(<text:span text:style-name="T1">WIFI_STATE_ENABLED</text:span>);//發送WIFI_STATE_CHANGED_ACTION廣播</text:p>
      <text:p text:style-name="P1">setWifiState</text:p>
      <text:p text:style-name="P1">{</text:p>
      <text:p text:style-name="P1">final Intent intent = new Intent(WifiManager.<text:span text:style-name="T1">WIFI_STATE_CHANGED_ACTION</text:span>);</text:p>
      <text:p text:style-name="P1"><text:s text:c="8"/>intent.addFlags(Intent.FLAG_RECEIVER_REGISTERED_ONLY_BEFORE_BOOT);</text:p>
      <text:p text:style-name="P1"><text:s text:c="8"/>intent.putExtra(WifiManager.EXTRA_WIFI_STATE, wifiState);</text:p>
      <text:p text:style-name="P1"><text:s text:c="8"/>intent.putExtra(WifiManager.EXTRA_PREVIOUS_WIFI_STATE, previousWifiState);</text:p>
      <text:p text:style-name="P1"><text:s text:c="8"/>mContext.sendStickyBroadcastAsUser(intent, UserHandle.ALL);</text:p>
      <text:p text:style-name="P1">}</text:p>
      <text:p text:style-name="P1">WIFI_STATE_CHANGED_ACTION廣播由wifiEnabler和wifiSettings收到</text:p>
      <text:p text:style-name="P1">主要由wifiSettings處理,最終調用<text:span text:style-name="T7">wifiServiceImpl的startScan</text:span></text:p>
      <text:p text:style-name="P1">wifisettings</text:p>
      <text:p text:style-name="P1">{</text:p>
      <text:p text:style-name="P1"><text:tab/>mFilter = new IntentFilter();</text:p>
      <text:p text:style-name="P1"><text:tab/>mFilter.addAction(WifiManager.WIFI_STATE_CHANGED_ACTION);</text:p>
      <text:p text:style-name="P1"><text:tab/><text:tab/>....</text:p>
      <text:p text:style-name="P1"><text:tab/>mReceiver = new BroadcastReceiver() {</text:p>
      <text:p text:style-name="P1"><text:s text:c="12"/>@Override</text:p>
      <text:p text:style-name="P1"><text:s text:c="12"/>public void onReceive(Context context, Intent intent) {</text:p>
      <text:p text:style-name="P1"><text:s text:c="15"/><text:span text:style-name="T1"><text:s/>handleEvent(intent);</text:span></text:p>
      <text:p text:style-name="P1"><text:s text:c="12"/>}</text:p>
      <text:p text:style-name="P1">}</text:p>
      <text:p text:style-name="P1">private void handleEvent(Intent intent) </text:p>
      <text:p text:style-name="P1">{</text:p>
      <text:p text:style-name="P1"><text:tab/>if (WifiManager.WIFI_STATE_CHANGED_ACTION.equals(action)) {</text:p>
      <text:p text:style-name="P1"><text:tab/><text:tab/>updateWifiState(intent.getIntExtra(WifiManager.EXTRA_WIFI_STATE,</text:p>
      <text:p text:style-name="P1"><text:tab/><text:tab/><text:tab/>WifiManager.WIFI_STATE_UNKNOWN));</text:p>
      <text:p text:style-name="P1"><text:tab/>}</text:p>
      <text:p text:style-name="P1">}</text:p>
      <text:p text:style-name="P2">void updateWifiState(int state)</text:p>
      <text:p text:style-name="P2">{</text:p>
      <text:p text:style-name="P2"><text:s/>case WifiManager.WIFI_STATE_ENABLED:</text:p>
      <text:p text:style-name="P2"><text:tab/><text:tab/><text:tab/><text:tab/>Log.e("wifisettings,updateWifiState", "this is case WIFI_STATE_ENABLED");</text:p>
      <text:p text:style-name="P2"><text:s text:c="15"/><text:span text:style-name="T2"><text:s/>mScanner.resume();</text:span></text:p>
      <text:p text:style-name="P2"><text:s text:c="16"/>return; // not break, to avoid the call to pause() below</text:p>
      <text:p text:style-name="P2">}</text:p>
      <text:p text:style-name="P3">class Scanner extends Handler</text:p>
      <text:p text:style-name="P3">{</text:p>
      <text:p text:style-name="P4">void resume() {</text:p>
      <text:p text:style-name="P4"><text:s text:c="12"/>if (!hasMessages(0)) {</text:p>
      <text:p text:style-name="P4"><text:s text:c="16"/>sendEmptyMessage(0);</text:p>
      <text:p text:style-name="P4"><text:s text:c="12"/>}</text:p>
      <text:p text:style-name="P4"><text:s text:c="8"/>}</text:p>
      <text:p text:style-name="P5">void handleMessage(Message message)</text:p>
      <text:p text:style-name="P6">{</text:p>
      <text:p text:style-name="P6">if (mWifiSettings.mWifiManager.<text:span text:style-name="T2">startScan()</text:span>) {</text:p>
      <text:p text:style-name="P6"><text:s text:c="16"/>mRetry = 0;</text:p>
      <text:p text:style-name="P6"><text:s text:c="12"/>} </text:p>
      <text:p text:style-name="P6">}</text:p>
      <text:p text:style-name="P3">}</text:p>
      <text:p text:style-name="P7">public boolean <text:span text:style-name="T2">startScan</text:span>()</text:p>
      <text:p text:style-name="P7">{</text:p>
      <text:p text:style-name="P8">try {</text:p>
      <text:p text:style-name="P8"><text:s text:c="11"/><text:span text:style-name="T2"><text:s/>mService.startScan</text:span>(null, null);</text:p>
      <text:p text:style-name="P8"><text:soft-page-break/><text:s text:c="12"/>return true;</text:p>
      <text:p text:style-name="P8"><text:s text:c="8"/>}</text:p>
      <text:p text:style-name="P7">}</text:p>
      <text:p text:style-name="P31">wifiService調用wifiStateMachine的startScan</text:p>
      <text:p text:style-name="P9">void startScan(ScanSettings settings, WorkSource workSource) </text:p>
      <text:p text:style-name="P9">{</text:p>
      <text:p text:style-name="P10"><text:span text:style-name="T2">mWifiStateMachine.startScan</text:span>(Binder.getCallingUid(), scanRequestCounter++,</text:p>
      <text:p text:style-name="P10"><text:s text:c="16"/>settings, workSource);</text:p>
      <text:p text:style-name="P9">}</text:p>
      <text:p text:style-name="P29">wifiStateMachine发送 <text:span text:style-name="T4">CMD_START_SCAN给自己</text:span></text:p>
      <text:p text:style-name="P30">最終由<text:span text:style-name="T8">DriverStartedState處理</text:span></text:p>
      <text:p text:style-name="P11">void <text:span text:style-name="T2">startScan</text:span>(int callingUid, int scanCounter,</text:p>
      <text:p text:style-name="P11"><text:s text:c="26"/>ScanSettings settings, WorkSource workSource)</text:p>
      <text:p text:style-name="P11">{</text:p>
      <text:p text:style-name="P12">Bundle bundle = new Bundle();</text:p>
      <text:p text:style-name="P12"><text:s text:c="8"/>bundle.putParcelable(CUSTOMIZED_SCAN_SETTING, settings);</text:p>
      <text:p text:style-name="P12"><text:s text:c="8"/>bundle.putParcelable(CUSTOMIZED_SCAN_WORKSOURCE, workSource);</text:p>
      <text:p text:style-name="P12"><text:s text:c="8"/>bundle.putLong(SCAN_REQUEST_TIME, System.currentTimeMillis());</text:p>
      <text:p text:style-name="P12"><text:s text:c="8"/><text:span text:style-name="T2">sendMessage</text:span>(CMD_START_SCAN, callingUid, scanCounter, bundle);</text:p>
      <text:p text:style-name="P11">}</text:p>
      <text:p text:style-name="P13">DisconnectedState處理 <text:span text:style-name="T4">CMD_START_SCAN返回</text:span>NOT_HANDLED</text:p>
      <text:p text:style-name="P14">{</text:p>
      <text:p text:style-name="P16">case <text:span text:style-name="T2">CMD_START_SCAN:</text:span></text:p>
      <text:p text:style-name="P16"><text:tab/>判断扫描条件，关闭后台扫描</text:p>
      <text:p text:style-name="P17"><text:tab/>交由父状态<text:span text:style-name="T5">(ConnectModeState)</text:span>处理</text:p>
      <text:p text:style-name="P14">}</text:p>
      <text:p text:style-name="P15">由于 <text:span text:style-name="T5">ConnectModeState无法处理，所以交由父状态（DriverStartedState）处理</text:span></text:p>
      <text:p text:style-name="P18">DriverStartedState</text:p>
      <text:p text:style-name="P18">{</text:p>
      <text:p text:style-name="P19"><text:s text:c="3"/>case CMD_START_SCAN:</text:p>
      <text:p text:style-name="P19"><text:s text:c="20"/><text:span text:style-name="T2">handleScanRequest</text:span>(WifiNative.SCAN_WITHOUT_CONNECTION_SETUP, message);</text:p>
      <text:p text:style-name="P19"><text:s text:c="20"/>break;</text:p>
      <text:p text:style-name="P18">}</text:p>
      <text:p text:style-name="P31">DriverStartedState調用 <text:span text:style-name="T10">handleScanRequest最終調用wifinative</text:span><text:span text:style-name="T9">的scan方法向wpas送scan命令</text:span></text:p>
      <text:p text:style-name="P20">void <text:span text:style-name="T2">handleScanRequest</text:span>(int type, Message message)</text:p>
      <text:p text:style-name="P21">{</text:p>
      <text:p text:style-name="P22">if (<text:span text:style-name="T2">startScanNative(type, freqs)</text:span>)</text:p>
      <text:p text:style-name="P22">{</text:p>
      <text:p text:style-name="P23"><text:tab/>return</text:p>
      <text:p text:style-name="P22">}</text:p>
      <text:p text:style-name="P21">}</text:p>
      <text:p text:style-name="P24">boolean <text:span text:style-name="T2">startScanNative</text:span>(int type, String freqs)</text:p>
      <text:p text:style-name="P24">{</text:p>
      <text:p text:style-name="P25">if (m<text:span text:style-name="T2">WifiNative.scan</text:span>(type, freqs)) {</text:p>
      <text:p text:style-name="P25"><text:s text:c="12"/>mIsScanOngoing = true;</text:p>
      <text:p text:style-name="P25"><text:s text:c="12"/>mIsFullScanOngoing = (freqs == null);</text:p>
      <text:p text:style-name="P25"><text:s text:c="12"/>lastScanFreqs = freqs;</text:p>
      <text:p text:style-name="P25"><text:s text:c="12"/>return true;</text:p>
      <text:p text:style-name="P25"><text:s text:c="8"/>}</text:p>
      <text:p text:style-name="P24">}</text:p>
      <text:p text:style-name="P27">scan</text:p>
      <text:p text:style-name="P26"><text:span text:style-name="T2">{</text:span> if (type == SCAN_WITHOUT_CONNECTION_SETUP) {</text:p>
      <text:p text:style-name="P26"><text:s text:c="12"/>if (freqList == null) return <text:span text:style-name="T2">doBooleanCommand</text:span>("SCAN TYPE=ONLY");</text:p>
      <text:p text:style-name="P26"><text:s text:c="12"/>else return doBooleanCommand("SCAN TYPE=ONLY freq=" + freqList);</text:p>
      <text:p text:style-name="P26"><text:s text:c="8"/>} </text:p>
      <text:p text:style-name="P26">}。。。。。。發送<text:span text:style-name="T6">scan命令完成，，wpas向driver發送scan命令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3T19:34:22.591632393</dc:date>
    <meta:generator>LibreOffice/4.2.8.2$Linux_X86_64 LibreOffice_project/420m0$Build-2</meta:generator>
    <meta:editing-duration>PT2H38M47S</meta:editing-duration>
    <meta:editing-cycles>50</meta:editing-cycles>
    <meta:document-statistic meta:table-count="0" meta:image-count="0" meta:object-count="0" meta:page-count="2" meta:paragraph-count="114" meta:word-count="373" meta:character-count="3503" meta:non-whitespace-character-count="2857"/>
  </office:meta>
</office:document-meta>
</file>